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bf1585" officeooo:paragraph-rsid="00bf1585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style:text-underline-style="none" fo:font-weight="bold" officeooo:rsid="00bf1585" officeooo:paragraph-rsid="0021a71f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2b980a" officeooo:paragraph-rsid="002b980a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solid" style:text-underline-width="auto" style:text-underline-color="font-color" fo:font-weight="bold" officeooo:rsid="0021a71f" officeooo:paragraph-rsid="0021a71f" style:font-size-asian="14pt" style:font-weight-asian="bold" style:font-size-complex="14pt" style:font-weight-complex="bold"/>
    </style:style>
    <style:style style:name="P14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e2c70a" style:font-size-asian="25pt" style:font-size-complex="25pt"/>
    </style:style>
    <style:style style:name="P15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style:font-name="Arial1" fo:font-size="14pt" fo:font-weight="normal" officeooo:rsid="006b7008" officeooo:paragraph-rsid="00e2c70a" style:font-size-asian="14pt" style:font-weight-asian="normal" style:font-size-complex="14pt" style:font-weight-complex="normal"/>
    </style:style>
    <style:style style:name="P16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0.5pt" style:font-size-complex="12pt"/>
    </style:style>
    <style:style style:name="P17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78f5a" officeooo:paragraph-rsid="00c78f5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ef3922" officeooo:paragraph-rsid="00ef392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2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d7ed94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ce73f6" officeooo:paragraph-rsid="00ce73f6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9ca643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f20da6" style:font-size-asian="12pt" style:font-weight-asian="normal" style:font-size-complex="12pt" style:font-weight-complex="normal"/>
    </style:style>
    <style:style style:name="P25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6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0.5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29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31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2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3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rsid="00180a5e" officeooo:paragraph-rsid="0054858e" style:font-size-asian="12pt" style:font-name-complex="Times New Roman" style:font-size-complex="12pt"/>
    </style:style>
    <style:style style:name="P34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5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6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paragraph-rsid="0054858e" style:font-size-asian="12pt" style:font-style-asian="italic" style:font-name-complex="Times New Roman" style:font-size-complex="12pt"/>
    </style:style>
    <style:style style:name="P37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38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3ed869" style:font-weight-asian="normal" style:font-weight-complex="normal"/>
    </style:style>
    <style:style style:name="T3" style:family="text">
      <style:text-properties style:font-name="Arial" fo:font-weight="normal" officeooo:rsid="003fe837" style:font-weight-asian="normal" style:font-weight-complex="normal"/>
    </style:style>
    <style:style style:name="T4" style:family="text">
      <style:text-properties style:font-name="Arial" fo:font-weight="normal" officeooo:rsid="004859e6" style:font-weight-asian="normal" style:font-weight-complex="normal"/>
    </style:style>
    <style:style style:name="T5" style:family="text">
      <style:text-properties style:font-name="Arial" fo:font-weight="normal" officeooo:rsid="0068ab0e" style:font-weight-asian="normal" style:font-weight-complex="normal"/>
    </style:style>
    <style:style style:name="T6" style:family="text">
      <style:text-properties style:font-name="Arial" fo:font-weight="normal" officeooo:rsid="008c38c0" style:font-weight-asian="normal" style:font-weight-complex="normal"/>
    </style:style>
    <style:style style:name="T7" style:family="text">
      <style:text-properties style:font-name="Arial" fo:font-weight="normal" officeooo:rsid="00ad9706" style:font-weight-asian="normal" style:font-weight-complex="normal"/>
    </style:style>
    <style:style style:name="T8" style:family="text">
      <style:text-properties style:font-name="Arial" fo:font-weight="normal" officeooo:rsid="00c2c5f7" style:font-weight-asian="normal" style:font-weight-complex="normal"/>
    </style:style>
    <style:style style:name="T9" style:family="text">
      <style:text-properties fo:color="#000000" loext:opacity="100%" style:font-name="Arial1" fo:font-size="14pt" fo:font-weight="bold" officeooo:rsid="006b7008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Arial1" fo:font-size="14pt" fo:font-weight="normal" officeooo:rsid="006b7008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Arial1" fo:font-size="14pt" fo:font-weight="normal" officeooo:rsid="00871b59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Arial1" fo:font-size="14pt" fo:font-weight="normal" officeooo:rsid="00f1182d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Arial1" officeooo:rsid="00242f23"/>
    </style:style>
    <style:style style:name="T14" style:family="text">
      <style:text-properties fo:color="#000000" loext:opacity="100%" style:font-name="Arial1" officeooo:rsid="0027a605"/>
    </style:style>
    <style:style style:name="T15" style:family="text">
      <style:text-properties officeooo:rsid="0046f9c4"/>
    </style:style>
    <style:style style:name="T16" style:family="text">
      <style:text-properties officeooo:rsid="0068ab0e"/>
    </style:style>
    <style:style style:name="T17" style:family="text">
      <style:text-properties officeooo:rsid="006903fd"/>
    </style:style>
    <style:style style:name="T18" style:family="text">
      <style:text-properties officeooo:rsid="006a8d3f"/>
    </style:style>
    <style:style style:name="T19" style:family="text">
      <style:text-properties officeooo:rsid="008e702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999958" style:font-weight-asian="normal" style:font-weight-complex="normal"/>
    </style:style>
    <style:style style:name="T22" style:family="text">
      <style:text-properties fo:font-weight="normal" officeooo:rsid="009b02cb" style:font-weight-asian="normal" style:font-weight-complex="normal"/>
    </style:style>
    <style:style style:name="T23" style:family="text">
      <style:text-properties fo:font-weight="normal" officeooo:rsid="009b3e12" style:font-weight-asian="normal" style:font-weight-complex="normal"/>
    </style:style>
    <style:style style:name="T24" style:family="text">
      <style:text-properties fo:font-weight="normal" officeooo:rsid="00d20964" style:font-weight-asian="normal" style:font-weight-complex="normal"/>
    </style:style>
    <style:style style:name="T25" style:family="text">
      <style:text-properties fo:font-weight="normal" officeooo:rsid="00d39267" style:font-weight-asian="normal" style:font-weight-complex="normal"/>
    </style:style>
    <style:style style:name="T26" style:family="text">
      <style:text-properties fo:font-weight="normal" officeooo:rsid="00d55822" style:font-weight-asian="normal" style:font-weight-complex="normal"/>
    </style:style>
    <style:style style:name="T27" style:family="text">
      <style:text-properties fo:font-weight="normal" officeooo:rsid="00dbcd10" style:font-weight-asian="normal" style:font-weight-complex="normal"/>
    </style:style>
    <style:style style:name="T28" style:family="text">
      <style:text-properties fo:font-weight="normal" officeooo:rsid="00e6f3bb" style:font-weight-asian="normal" style:font-weight-complex="normal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c95a34" style:font-size-asian="12pt" style:font-weight-asian="normal" style:font-size-complex="12pt" style:font-weight-complex="normal"/>
    </style:style>
    <style:style style:name="T32" style:family="text">
      <style:text-properties fo:font-size="12pt" officeooo:rsid="006b7008" style:font-size-asian="12pt" style:font-size-complex="12pt"/>
    </style:style>
    <style:style style:name="T33" style:family="text">
      <style:text-properties fo:font-size="12pt" officeooo:rsid="00716798" style:font-size-asian="12pt" style:font-size-complex="12pt"/>
    </style:style>
    <style:style style:name="T34" style:family="text">
      <style:text-properties fo:font-size="12pt" officeooo:rsid="0071ded7" style:font-size-asian="12pt" style:font-size-complex="12pt"/>
    </style:style>
    <style:style style:name="T35" style:family="text">
      <style:text-properties officeooo:rsid="00b0899e"/>
    </style:style>
    <style:style style:name="T36" style:family="text">
      <style:text-properties officeooo:rsid="00b230e4"/>
    </style:style>
    <style:style style:name="T37" style:family="text">
      <style:text-properties officeooo:rsid="00bf1585"/>
    </style:style>
    <style:style style:name="T38" style:family="text">
      <style:text-properties officeooo:rsid="00c00824"/>
    </style:style>
    <style:style style:name="T39" style:family="text">
      <style:text-properties officeooo:rsid="00cb8579"/>
    </style:style>
    <style:style style:name="T40" style:family="text">
      <style:text-properties officeooo:rsid="00cf50ce"/>
    </style:style>
    <style:style style:name="T41" style:family="text">
      <style:text-properties fo:font-style="italic" officeooo:rsid="00cb8579" style:font-style-asian="italic" style:font-style-complex="italic"/>
    </style:style>
    <style:style style:name="T42" style:family="text">
      <style:text-properties fo:font-style="italic" officeooo:rsid="00d736da" style:font-style-asian="italic" style:font-style-complex="italic"/>
    </style:style>
    <style:style style:name="T43" style:family="text">
      <style:text-properties fo:font-style="italic" officeooo:rsid="00d7ed94" style:font-style-asian="italic" style:font-style-complex="italic"/>
    </style:style>
    <style:style style:name="T44" style:family="text">
      <style:text-properties officeooo:rsid="00d7ed94"/>
    </style:style>
    <style:style style:name="T45" style:family="text">
      <style:text-properties officeooo:rsid="00d92d1e"/>
    </style:style>
    <style:style style:name="T46" style:family="text">
      <style:text-properties officeooo:rsid="00e6f3bb"/>
    </style:style>
    <style:style style:name="T47" style:family="text">
      <style:text-properties officeooo:rsid="00e8ba38"/>
    </style:style>
    <style:style style:name="T48" style:family="text">
      <style:text-properties officeooo:rsid="00ef3922"/>
    </style:style>
    <style:style style:name="T49" style:family="text">
      <style:text-properties officeooo:rsid="00efcc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3">J</text:span><text:span text:style-name="T14">ENNIFER PERO</text:span></text:h>
      <text:h text:style-name="P15" text:outline-level="1">Clearwater, KS • jennypero@gmail.com • 316-670-7256<text:tab/></text:h>
      <text:h text:style-name="P14" text:outline-level="1"><text:span text:style-name="T12">Portfolio </text:span><text:span text:style-name="T11">Website: </text:span><text:span text:style-name="T10">jennycpero.rf.gd</text:span><text:span text:style-name="T9"><text:tab/></text:span></text:h>
      <text:p text:style-name="P1"><draw:line text:anchor-type="paragraph" draw:z-index="0" draw:name="Line 1" draw:style-name="gr1" draw:text-style-name="P39" svg:x1="0.0209in" svg:y1="0.1646in" svg:x2="7.2543in" svg:y2="0.1559in"><text:p/></draw:line></text:p>
      <text:p text:style-name="P6"/>
      <text:p text:style-name="P13"><text:span text:style-name="T37">Objective</text:span>:</text:p>
      <text:p text:style-name="P5">A junior computer science student looking for experience in <text:span text:style-name="T49">technical writing and </text:span>data analytics.</text:p>
      <text:h text:style-name="P16" text:outline-level="1"/>
      <text:p text:style-name="P9">Education:</text:p>
      <text:p text:style-name="P7"><text:span text:style-name="T32">B</text:span><text:span text:style-name="T33">achelor’</text:span><text:span text:style-name="T34">s</text:span><text:span text:style-name="T32"> in Computer Science – Wichita State University</text:span></text:p>
      <text:p text:style-name="P8"><text:span text:style-name="T30">August</text:span><text:span text:style-name="T29"> 2021-</text:span><text:span text:style-name="T31">present (transfer student)</text:span></text:p>
      <text:list xml:id="list1188259394" text:style-name="L1">
        <text:list-item>
          <text:p text:style-name="P17">3.8<text:span text:style-name="T48">22</text:span> GPA</text:p>
        </text:list-item>
        <text:list-item>
          <text:p text:style-name="P18">Graduating May 2024 or May 2025</text:p>
        </text:list-item>
        <text:list-item>
          <text:p text:style-name="P19">Relevant Coursework: Introduction To Programming, Object Oriented Programming, Engineering Probability and Statistics, Introduction to Digital Design</text:p>
        </text:list-item>
      </text:list>
      <text:p text:style-name="P3"/>
      <text:p text:style-name="P10">Experience:</text:p>
      <text:p text:style-name="P2">Student Contractor – Ennovar</text:p>
      <text:p text:style-name="P4"><text:span text:style-name="T21">A</text:span><text:span text:style-name="T20">ugust 2021 – present</text:span></text:p>
      <text:list xml:id="list3224177186" text:style-name="L2">
        <text:list-item>
          <text:p text:style-name="P20">HR Compensation Support – <text:span text:style-name="T39">Textron Aviation</text:span><text:span text:style-name="T41"> </text:span><text:span text:style-name="T42">(March 2022 – present)</text:span></text:p>
          <text:list>
            <text:list-item>
              <text:p text:style-name="P22">Assist<text:span text:style-name="T40">s</text:span> <text:span text:style-name="T45">Textron Aviation’s </text:span>Compensation Team with <text:span text:style-name="T45">various </text:span>tasks related to job descriptions and salary <text:span text:style-name="T45">information</text:span>. </text:p>
            </text:list-item>
            <text:list-item>
              <text:p text:style-name="P24">Approves Change of Status requests <text:span text:style-name="T46">through Outlook</text:span>.</text:p>
            </text:list-item>
            <text:list-item>
              <text:p text:style-name="P23">Cleans and audits salary and employee data <text:span text:style-name="T47">in</text:span><text:span text:style-name="T46"> Excel</text:span>.</text:p>
            </text:list-item>
          </text:list>
        </text:list-item>
        <text:list-item>
          <text:p text:style-name="P21">Level 1 IT Support Technician – <text:span text:style-name="T39">Textron Aviation </text:span><text:span text:style-name="T44">(</text:span><text:span text:style-name="T42">August 2021 – February 202</text:span><text:span text:style-name="T43">2)</text:span></text:p>
          <text:list>
            <text:list-item>
              <text:p text:style-name="P28"><text:span text:style-name="T20">Worked face-to-face with Textron Aviation employees </text:span><text:span text:style-name="T25">needing</text:span><text:span text:style-name="T22"> </text:span><text:span text:style-name="T23">IT support.</text:span></text:p>
            </text:list-item>
            <text:list-item>
              <text:p text:style-name="P28"><text:span text:style-name="T20">Documente</text:span><text:span text:style-name="T24">d</text:span><text:span text:style-name="T20"> the </text:span><text:span text:style-name="T27">resolution </text:span><text:span text:style-name="T25">process</text:span><text:span text:style-name="T20"> of each interaction via ServiceNow’s ticketing tool. </text:span></text:p>
            </text:list-item>
            <text:list-item>
              <text:p text:style-name="P28"><text:span text:style-name="T22">I</text:span><text:span text:style-name="T20">mprove</text:span><text:span text:style-name="T23">d</text:span><text:span text:style-name="T20"> the visualization and structure of the </text:span><text:span text:style-name="T26">Help Hangar</text:span><text:span text:style-name="T20"> ticket metrics </text:span><text:span text:style-name="T28">in Google Sheets</text:span><text:span text:style-name="T20">.</text:span></text:p>
            </text:list-item>
          </text:list>
        </text:list-item>
      </text:list>
      <text:list xml:id="list3613511201" text:style-name="L3">
        <text:list-item>
          <text:list>
            <text:list-header>
              <text:p text:style-name="P29"/>
            </text:list-header>
          </text:list>
        </text:list-item>
      </text:list>
      <text:p text:style-name="P11">Skills <text:span text:style-name="T15">and Knowledge</text:span>:</text:p>
      <text:list xml:id="list670879814" text:style-name="L4">
        <text:list-item>
          <text:p text:style-name="P30"><text:span text:style-name="T1">Microsoft Office (</text:span><text:span text:style-name="T6">Excel, </text:span><text:span text:style-name="T1">Word</text:span><text:span text:style-name="T2">,</text:span><text:span text:style-name="T1"> PowerBI)</text:span></text:p>
        </text:list-item>
        <text:list-item>
          <text:p text:style-name="P32"><text:span text:style-name="T1">HTML </text:span><text:span text:style-name="T8">and</text:span><text:span text:style-name="T4"> </text:span><text:span text:style-name="T1">CSS </text:span></text:p>
        </text:list-item>
        <text:list-item>
          <text:p text:style-name="P31"><text:span text:style-name="T7">Computer </text:span><text:span text:style-name="T1">Programming (Python, </text:span><text:span text:style-name="T5">C++, </text:span><text:span text:style-name="T4">SQL</text:span><text:span text:style-name="T3">)</text:span></text:p>
        </text:list-item>
        <text:list-item>
          <text:p text:style-name="P25">Git <text:span text:style-name="T19">and </text:span><text:span text:style-name="T16">GitHub</text:span></text:p>
        </text:list-item>
        <text:list-item>
          <text:p text:style-name="P25"><text:span text:style-name="T38">Basic </text:span>Linux <text:span text:style-name="T35">and</text:span> <text:span text:style-name="T35">CMD</text:span><text:span text:style-name="T18"> </text:span><text:span text:style-name="T17">command</text:span><text:span text:style-name="T35">s</text:span></text:p>
        </text:list-item>
        <text:list-item>
          <text:p text:style-name="P26"><text:span text:style-name="T36">Excellent o</text:span>ral and written communication </text:p>
        </text:list-item>
      </text:list>
      <text:list xml:id="list3272114384" text:style-name="L5">
        <text:list-item>
          <text:list>
            <text:list-header>
              <text:p text:style-name="P27"/>
            </text:list-header>
          </text:list>
        </text:list-item>
      </text:list>
      <text:p text:style-name="P12">Certificates:</text:p>
      <text:list xml:id="list2701550116" text:style-name="L6">
        <text:list-item>
          <text:p text:style-name="P33">SQL for Data Science.</text:p>
          <text:list>
            <text:list-item>
              <text:p text:style-name="P36">Coursera, University of California-Davis, 2022</text:p>
            </text:list-item>
          </text:list>
        </text:list-item>
        <text:list-item>
          <text:p text:style-name="P34">Learning Microsoft Power BI Desktop</text:p>
          <text:list>
            <text:list-item>
              <text:p text:style-name="P36">LinkedIn Learning, 2021</text:p>
            </text:list-item>
          </text:list>
        </text:list-item>
        <text:list-item>
          <text:p text:style-name="P34">Introduction to Programming Using Python.</text:p>
          <text:list>
            <text:list-item>
              <text:p text:style-name="P37">Microsoft, 2020.</text:p>
            </text:list-item>
          </text:list>
        </text:list-item>
        <text:list-item>
          <text:p text:style-name="P35">Introduction to Programming using HTML and CSS.</text:p>
          <text:list>
            <text:list-item>
              <text:p text:style-name="P38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8-18T10:28:59.039000000</dc:date>
    <meta:editing-duration>P2DT2H42M33S</meta:editing-duration>
    <meta:editing-cycles>16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0" meta:word-count="243" meta:character-count="1653" meta:non-whitespace-character-count="1462"/>
  </office:meta>
</office:document-meta>
</file>